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'Times New Roman', 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 style:master-page-name="">
      <style:paragraph-properties fo:margin-left="0.5in" fo:margin-right="0in" fo:text-indent="0in" style:auto-text-indent="false" style:page-number="auto"/>
    </style:style>
    <style:style style:name="P5" style:family="paragraph" style:parent-style-name="Standard" style:master-page-name="">
      <style:paragraph-properties fo:margin-left="0.302in" fo:margin-right="0in" fo:text-indent="-0.3126in" style:auto-text-indent="false" style:page-number="auto"/>
    </style:style>
    <style:style style:name="P6" style:family="paragraph" style:parent-style-name="Standard">
      <style:paragraph-properties fo:margin-left="0.302in" fo:margin-right="0in" fo:text-indent="-0.3126in" style:auto-text-indent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 Commands</text:p>
      <text:p text:style-name="P1"/>
      <text:p text:style-name="P3">be registered as a user globally:</text:p>
      <text:p text:style-name="P3">git config –global <text:s/>user.email="dbutchy@vib.com"</text:p>
      <text:p text:style-name="P3">git config –global <text:s/>user.name="Dave Butchy"</text:p>
      <text:p text:style-name="P1"/>
      <text:p text:style-name="Standard">git init <text:s text:c="4"/>(initialization of the local repository, on a folder with or w/o files and folders inside)</text:p>
      <text:p text:style-name="Standard">git status <text:s/>(shows if files need to be added or committed)</text:p>
      <text:p text:style-name="Standard">git add <text:s/><text:span text:style-name="T2">filename</text:span> <text:s text:c="6"/>or <text:s text:c="3"/>git add . <text:s text:c="8"/>(stages 1 or more files)</text:p>
      <text:p text:style-name="Standard">git commit <text:s text:c="6"/>(commits all staged files to the branch)</text:p>
      <text:p text:style-name="Standard">git branch <text:s text:c="3"/>(shows available branch and which is active)</text:p>
      <text:p text:style-name="Standard">git log <text:s text:c="3"/>(shows history of commits)</text:p>
      <text:p text:style-name="Standard"/>
      <text:p text:style-name="P4">the last commit on the current branch is the 'head', <text:s/>if you go back to a previous commit, this previous commit will become the new head</text:p>
      <text:p text:style-name="Standard"/>
      <text:p text:style-name="Standard">git checkout <text:s/><text:span text:style-name="T2">commit_id</text:span><text:span text:style-name="T1"> <text:s text:c="2"/>starts a new unnamed branch</text:span></text:p>
      <text:p text:style-name="Standard"><text:span text:style-name="T1">git checkout <text:s/></text:span><text:span text:style-name="T2">commit_id</text:span><text:span text:style-name="T1"> <text:s text:c="2"/>-b </text:span><text:span text:style-name="T2">branchname</text:span><text:span text:style-name="T1"> <text:s text:c="4"/>starts a new named branch</text:span></text:p>
      <text:p text:style-name="Standard">git checkout -b <text:span text:style-name="T1"><text:s/></text:span><text:span text:style-name="T2">branchname</text:span><text:span text:style-name="T1"> <text:s text:c="4"/>starts a new named branch from current head</text:span></text:p>
      <text:p text:style-name="Standard"><text:span text:style-name="T1"/></text:p>
      <text:p text:style-name="P5"><text:span text:style-name="T1">git checkout <text:s/></text:span><text:span text:style-name="T2">commit_id </text:span><text:span text:style-name="T1">(on the current branch puts you into a headless state? - need more definition)</text:span></text:p>
      <text:p text:style-name="P6"/>
      <text:p text:style-name="P6">git merge <text:span text:style-name="T2">branchname</text:span> <text:s text:c="3"/>(merge changes on the branch <text:span text:style-name="T2">branchname</text:span> into the master from which the branch was derived); <text:s/>start at the head of the master</text:p>
      <text:p text:style-name="P6"/>
      <text:p text:style-name="P6">git branch -D <text:span text:style-name="T2">branchname</text:span> <text:s text:c="4"/>(delete a branch)</text:p>
      <text:p text:style-name="P6"/>
      <text:p text:style-name="P6">git reset –hard <text:s/>commit_id <text:s text:c="4"/>(to remove later commits / changes the head)</text:p>
      <text:p text:style-name="P6"/>
      <text:p text:style-name="P6"/>
      <text:p text:style-name="P6">////////////////////////////////////////////////////</text:p>
      <text:p text:style-name="P6"/>
      <text:p text:style-name="P6">interacting with GitHub:</text:p>
      <text:p text:style-name="P6"/>
      <text:p text:style-name="P6">creating the repository locally, then push up:</text:p>
      <text:p text:style-name="P6"/>
      <text:p text:style-name="P6">echo "# learn_git" &gt;&gt; README.md</text:p>
      <text:p text:style-name="P6">git init</text:p>
      <text:p text:style-name="P6">git add README.md</text:p>
      <text:p text:style-name="P6">git commit -m "first commit"</text:p>
      <text:p text:style-name="P6">git remote add origin https://github.com/dbutchy/learn_git.git</text:p>
      <text:p text:style-name="P6">git push -u origin master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'Times New Roman', 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2M59S</meta:editing-duration>
    <meta:editing-cycles>5</meta:editing-cycles>
    <meta:generator>OpenOffice/4.1.7$Win32 OpenOffice.org_project/417m1$Build-9800</meta:generator>
    <dc:date>2020-01-21T13:46:00.50</dc:date>
    <dc:creator>Dave Butchy</dc:creator>
    <meta:printed-by>Dave Butchy</meta:printed-by>
    <meta:print-date>2020-01-21T13:29:08.68</meta:print-date>
    <meta:document-statistic meta:table-count="0" meta:image-count="0" meta:object-count="0" meta:page-count="1" meta:paragraph-count="27" meta:word-count="234" meta:character-count="1518"/>
    <meta:user-defined meta:name="Info 1"/>
    <meta:user-defined meta:name="Info 2"/>
    <meta:user-defined meta:name="Info 3"/>
    <meta:user-defined meta:name="Info 4"/>
  </office:meta>
</office:document-meta>
</file>